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MethodDetails" style:family="table">
      <style:table-properties style:width="6.925in" table:align="margins"/>
    </style:style>
    <style:style style:name="MethodDetails.A" style:family="table-column">
      <style:table-column-properties style:column-width="1.7313in" style:rel-column-width="16383*"/>
    </style:style>
    <style:style style:name="MethodDetails.A1" style:family="table-cell">
      <style:table-cell-properties fo:padding="0.0382in" fo:border-left="0.05pt solid #000000" fo:border-right="none" fo:border-top="0.05pt solid #000000" fo:border-bottom="0.05pt solid #000000"/>
    </style:style>
    <style:style style:name="MethodDetails.D1" style:family="table-cell">
      <style:table-cell-properties fo:padding="0.0382in" fo:border="0.05pt solid #000000"/>
    </style:style>
    <style:style style:name="MethodDetails.A2" style:family="table-cell">
      <style:table-cell-properties fo:padding="0.0382in" fo:border-left="0.05pt solid #000000" fo:border-right="0.05pt solid #000000" fo:border-top="none" fo:border-bottom="0.05pt solid #000000"/>
    </style:style>
    <style:style style:name="MethodDetails.A3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8622" officeooo:paragraph-rsid="00088622"/>
    </style:style>
    <style:style style:name="P2" style:family="paragraph" style:parent-style-name="Table_20_Contents">
      <style:text-properties officeooo:rsid="00088622" officeooo:paragraph-rsid="00088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362 – Software Engineering 2</text:p>
      <text:p text:style-name="P1">Dr. Ali Aburas – Spring 2018 – On-Campus</text:p>
      <text:p text:style-name="P1">Khuong Luu</text:p>
      <text:p text:style-name="P1"/>
      <text:p text:style-name="P1">1. Program Descriptions</text:p>
      <text:p text:style-name="P1">1.1. Details of the Calendar Application</text:p>
      <text:p text:style-name="P1">What the program is supposed to do?</text:p>
      <text:p text:style-name="P1">What does each class do?</text:p>
      <text:p text:style-name="P1">Source Line of Code</text:p>
      <text:p text:style-name="P1">Number of public methods</text:p>
      <text:p text:style-name="P1">Number of private methods</text:p>
      <text:p text:style-name="P1"/>
      <text:p text:style-name="P1">1.2. Method Details</text:p>
      <table:table table:name="MethodDetails" table:style-name="MethodDetails">
        <table:table-column table:style-name="MethodDetails.A" table:number-columns-repeated="4"/>
        <table:table-row>
          <table:table-cell table:style-name="MethodDetails.A1" office:value-type="string">
            <text:p text:style-name="P2">Method name</text:p>
          </table:table-cell>
          <table:table-cell table:style-name="MethodDetails.A1" office:value-type="string">
            <text:p text:style-name="P2">Pre-condition</text:p>
          </table:table-cell>
          <table:table-cell table:style-name="MethodDetails.A1" office:value-type="string">
            <text:p text:style-name="P2">What does it do?</text:p>
          </table:table-cell>
          <table:table-cell table:style-name="MethodDetails.D1" office:value-type="string">
            <text:p text:style-name="P2">Post-condition</text:p>
          </table:table-cell>
        </table:table-row>
        <table:table-row>
          <table:table-cell table:style-name="MethodDetails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  <table:table-row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3" office:value-type="string">
            <text:p text:style-name="Table_20_Contents"/>
          </table:table-cell>
          <table:table-cell table:style-name="MethodDetails.A2" office:value-type="string">
            <text:p text:style-name="Table_20_Contents"/>
          </table:table-cell>
        </table:table-row>
      </table:table>
      <text:p text:style-name="P1"/>
      <text:p text:style-name="P1">2. Bug Description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Bug #</text:p>
          </table:table-cell>
          <table:table-cell table:style-name="Table1.A1" office:value-type="string">
            <text:p text:style-name="P2">Method Name</text:p>
          </table:table-cell>
          <table:table-cell table:style-name="Table1.A1" office:value-type="string">
            <text:p text:style-name="P2">Line Number</text:p>
          </table:table-cell>
          <table:table-cell table:style-name="Table1.A1" office:value-type="string">
            <text:p text:style-name="P2">What I’ve changed</text:p>
          </table:table-cell>
          <table:table-cell table:style-name="Table1.E1" office:value-type="string">
            <text:p text:style-name="P2">Incorrect resul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39:46.065505840</meta:creation-date>
    <dc:date>2018-04-03T13:49:55.476362742</dc:date>
    <meta:editing-duration>PT10M9S</meta:editing-duration>
    <meta:editing-cycles>1</meta:editing-cycles>
    <meta:document-statistic meta:table-count="2" meta:image-count="0" meta:object-count="0" meta:page-count="1" meta:paragraph-count="21" meta:word-count="71" meta:character-count="423" meta:non-whitespace-character-count="370"/>
    <meta:generator>LibreOffice/5.1.6.2$Linux_X86_64 LibreOffice_project/10m0$Build-2</meta:generator>
  </office:meta>
</office:document-meta>
</file>